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WriterRegistry.ImageWriterRegist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mageWriterRegistry.ImageWriterRegistry( Properties preferred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WriterRegistry.getPriority( ImageWriter wri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mageWriterRegistry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WriterRegistry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WriterRegistry.getWriterFor( String mi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mageWriterRegistry.register( ImageWriter wri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